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d0bd4" officeooo:paragraph-rsid="001d0bd4"/>
    </style:style>
    <text:list-style style:name="L1">
      <text:list-level-style-image text:level="1" xlink:href="../bullet.png" xlink:type="simple" xlink:show="embed" xlink:actuate="onLoad">
        <style:list-level-properties text:list-level-position-and-space-mode="label-alignment" style:vertical-pos="bottom" style:vertical-rel="base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43137" text:style-name="L1">
        <text:list-item>
          <text:p text:style-name="P1">te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5T13:36:14.745958250</meta:creation-date>
    <dc:date>2021-08-25T13:37:16.051617510</dc:date>
    <meta:editing-duration>PT1M2S</meta:editing-duration>
    <meta:editing-cycles>1</meta:editing-cycles>
    <meta:document-statistic meta:table-count="0" meta:image-count="0" meta:object-count="0" meta:page-count="1" meta:paragraph-count="3" meta:word-count="6" meta:character-count="6" meta:non-whitespace-character-count="6"/>
    <meta:generator>LibreOfficeDev/6.0.6.0.0$Linux_X86_64 LibreOffice_project/c6c82096301180cfa7942dd9fb9d1cb66c7ecc04</meta:generator>
  </office:meta>
</office:document-meta>
</file>